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24f" officeooo:paragraph-rsid="000cd24f"/>
    </style:style>
    <style:style style:name="P2" style:family="paragraph" style:parent-style-name="Standard">
      <style:text-properties officeooo:rsid="000cd24f" officeooo:paragraph-rsid="000d5f31"/>
    </style:style>
    <style:style style:name="P3" style:family="paragraph" style:parent-style-name="Standard">
      <style:text-properties fo:font-size="15pt" fo:font-style="italic" officeooo:rsid="000cd24f" officeooo:paragraph-rsid="000d5f31" style:font-size-asian="15pt" style:font-style-asian="italic" style:font-size-complex="15pt" style:font-style-complex="italic"/>
    </style:style>
    <style:style style:name="P4" style:family="paragraph" style:parent-style-name="Standard">
      <style:text-properties fo:font-size="15pt" fo:font-style="normal" officeooo:rsid="000d5f31" officeooo:paragraph-rsid="000d5f31" style:font-size-asian="15pt" style:font-style-asian="normal" style:font-size-complex="15pt" style:font-style-complex="normal"/>
    </style:style>
    <style:style style:name="P5" style:family="paragraph" style:parent-style-name="Standard">
      <style:text-properties fo:font-size="15pt" fo:font-style="normal" officeooo:rsid="00109235" officeooo:paragraph-rsid="000d5f31" style:font-size-asian="15pt" style:font-style-asian="normal" style:font-size-complex="15pt" style:font-style-complex="normal"/>
    </style:style>
    <style:style style:name="P6" style:family="paragraph" style:parent-style-name="Standard">
      <style:paragraph-properties fo:text-align="center" style:justify-single-word="false"/>
      <style:text-properties fo:font-size="20pt" fo:font-weight="bold" officeooo:rsid="000cd24f" officeooo:paragraph-rsid="000cd24f" style:font-size-asian="20pt" style:font-weight-asian="bold" style:font-size-complex="20pt" style:font-weight-complex="bold"/>
    </style:style>
    <style:style style:name="P7" style:family="paragraph" style:parent-style-name="Standard">
      <style:text-properties fo:font-size="16pt" fo:font-style="italic" officeooo:rsid="000cd24f" officeooo:paragraph-rsid="000d5f31" style:font-size-asian="16pt" style:font-style-asian="italic" style:font-size-complex="16pt" style:font-style-complex="italic"/>
    </style:style>
    <style:style style:name="P8" style:family="paragraph" style:parent-style-name="Standard">
      <style:text-properties officeooo:paragraph-rsid="000d5f31"/>
    </style:style>
    <style:style style:name="P9" style:family="paragraph" style:parent-style-name="Standard">
      <style:text-properties officeooo:paragraph-rsid="0010e202"/>
    </style:style>
    <style:style style:name="T1" style:family="text">
      <style:text-properties officeooo:rsid="000d5f31"/>
    </style:style>
    <style:style style:name="T2" style:family="text">
      <style:text-properties fo:font-style="normal" officeooo:rsid="00111d7d" style:font-style-asian="normal" style:font-style-complex="normal"/>
    </style:style>
    <style:style style:name="T3" style:family="text">
      <style:text-properties fo:font-style="normal" officeooo:rsid="0014104b" style:font-style-asian="normal" style:font-style-complex="normal"/>
    </style:style>
    <style:style style:name="T4" style:family="text">
      <style:text-properties fo:font-style="normal" officeooo:rsid="00166650" style:font-style-asian="normal" style:font-style-complex="normal"/>
    </style:style>
    <style:style style:name="T5" style:family="text">
      <style:text-properties fo:font-size="16pt" fo:font-style="italic" officeooo:rsid="000cd24f" style:font-size-asian="16pt" style:font-style-asian="italic" style:font-size-complex="16pt" style:font-style-complex="italic"/>
    </style:style>
    <style:style style:name="T6" style:family="text">
      <style:text-properties fo:font-size="16pt" fo:font-style="italic" officeooo:rsid="000e2232" style:font-size-asian="16pt" style:font-style-asian="italic" style:font-size-complex="16pt" style:font-style-complex="italic"/>
    </style:style>
    <style:style style:name="T7" style:family="text">
      <style:text-properties fo:font-size="16pt" fo:font-style="italic" officeooo:rsid="0010e202" style:font-size-asian="16pt" style:font-style-asian="italic" style:font-size-complex="16pt" style:font-style-complex="italic"/>
    </style:style>
    <style:style style:name="T8" style:family="text">
      <style:text-properties fo:font-size="15pt" fo:font-style="normal" officeooo:rsid="000d5f31" style:font-size-asian="15pt" style:font-style-asian="normal" style:font-size-complex="15pt" style:font-style-complex="normal"/>
    </style:style>
    <style:style style:name="T9" style:family="text">
      <style:text-properties fo:font-size="15pt" fo:font-style="normal" officeooo:rsid="0010e202" style:font-size-asian="15pt" style:font-style-asian="normal" style:font-size-complex="15pt" style:font-style-complex="normal"/>
    </style:style>
    <style:style style:name="T10" style:family="text">
      <style:text-properties fo:font-size="15pt" fo:font-style="normal" officeooo:rsid="0014104b" style:font-size-asian="15pt" style:font-style-asian="normal" style:font-size-complex="15pt" style:font-style-complex="normal"/>
    </style:style>
    <style:style style:name="T11" style:family="text">
      <style:text-properties fo:font-size="15pt" fo:font-style="normal" officeooo:rsid="0014cc70" style:font-size-asian="15pt" style:font-style-asian="normal" style:font-size-complex="15pt" style:font-style-complex="normal"/>
    </style:style>
    <style:style style:name="T12" style:family="text">
      <style:text-properties fo:font-size="15pt" fo:font-style="normal" officeooo:rsid="00166650" style:font-size-asian="15pt" style:font-style-asian="normal" style:font-size-complex="15pt" style:font-style-complex="normal"/>
    </style:style>
    <style:style style:name="T13" style:family="text">
      <style:text-properties fo:font-size="15pt" fo:font-style="normal" officeooo:rsid="001817d1" style:font-size-asian="15pt" style:font-style-asian="normal" style:font-size-complex="15pt" style:font-style-complex="normal"/>
    </style:style>
    <style:style style:name="T14" style:family="text">
      <style:text-properties officeooo:rsid="001817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9D070052 – Sheel Shah</text:p>
      <text:p text:style-name="P1"/>
      <text:p text:style-name="P3"/>
      <text:p text:style-name="P7">a. What are the two main task properties they study?</text:p>
      <text:p text:style-name="P3">-<text:span text:style-name="T1">&gt; </text:span><text:span text:style-name="T2">They study the task properties of sensor noise and stochasticity. Sensor noise is used to test the dependence of access to the underlying markovian state. Stochasticity is created by introducing noise in fitness estimates </text:span><text:span text:style-name="T3">(i.e. average reward</text:span><text:span text:style-name="T4">s or effectors etc.</text:span><text:span text:style-name="T3">)</text:span><text:span text:style-name="T2">.</text:span></text:p>
      <text:p text:style-name="P4"/>
      <text:p text:style-name="P8"><text:span text:style-name="T6">b</text:span><text:span text:style-name="T5">. How is the effect of each of these properties determined, and what are the findings? </text:span></text:p>
      <text:p text:style-name="P8"><text:span text:style-name="T8">-&gt; </text:span><text:span text:style-name="T10">The two algorithms are tested on two RL problems – mountain car and keepaway. For mount</text:span><text:span text:style-name="T11">a</text:span><text:span text:style-name="T10">in car, SARSA is used with different function approximators like tile coding and perceptrons/</text:span><text:span text:style-name="T11">neural networks</text:span><text:span text:style-name="T10">. </text:span><text:span text:style-name="T11">Even different input representations are considered. For keepaway, SARSA is used only with an RBF approximator. </text:span><text:span text:style-name="T12">Sensor noise is added to mountain car, and the already existing sensor noise in keepaway is reduced/removed to see if the performance of the algorithms differ with changes in sensor noise. It is concluded that sensor noise has a worse effect on SARSA than on NEAT (wrt final performance, not learning time). By changing the determinism in the two problems (like fixing initial state, and removing effector stochasticity), it was found that NEAT’s </text:span><text:span text:style-name="T13">learning speed was affected more when stochasticity of the environment changed, as compared to the variation in SARSA’s learning speed.</text:span></text:p>
      <text:p text:style-name="P5"/>
      <text:p text:style-name="P9"><text:span text:style-name="T7">c</text:span><text:span text:style-name="T5">. <text:s/>Do you agree with the conclusions?</text:span></text:p>
      <text:p text:style-name="P9"><text:span text:style-name="T8">-&gt; </text:span><text:span text:style-name="T13">Yes. I do however believe more problems need to be experimented with.</text:span></text:p>
      <text:p text:style-name="P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2T12:40:25.248854842</meta:creation-date>
    <dc:date>2022-02-13T12:54:23.046034348</dc:date>
    <meta:editing-duration>PT37M26S</meta:editing-duration>
    <meta:editing-cycles>7</meta:editing-cycles>
    <meta:generator>LibreOffice/6.4.7.2$Linux_X86_64 LibreOffice_project/40$Build-2</meta:generator>
    <meta:document-statistic meta:table-count="0" meta:image-count="0" meta:object-count="0" meta:page-count="1" meta:paragraph-count="8" meta:word-count="229" meta:character-count="1434" meta:non-whitespace-character-count="1207"/>
  </office:meta>
</office:document-meta>
</file>